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937" officeooo:paragraph-rsid="0001d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ed models would go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1-08T18:39:31.423000000</dc:date>
    <meta:editing-duration>PT12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</office:meta>
</office:document-meta>
</file>